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9A828092C4674AA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02a9f" officeooo:paragraph-rsid="001980b5"/>
    </style:style>
    <style:style style:name="P3" style:family="paragraph" style:parent-style-name="Standard">
      <style:paragraph-properties fo:text-align="start" style:justify-single-word="false"/>
      <style:text-properties officeooo:rsid="00202a9f" officeooo:paragraph-rsid="001980b5"/>
    </style:style>
    <style:style style:name="P4" style:family="paragraph" style:parent-style-name="Standard">
      <style:paragraph-properties fo:text-align="center" style:justify-single-word="false"/>
      <style:text-properties officeooo:paragraph-rsid="001980b5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74034" officeooo:paragraph-rsid="001980b5"/>
    </style:style>
    <style:style style:name="P6" style:family="paragraph" style:parent-style-name="Standard">
      <style:paragraph-properties fo:text-align="start" style:justify-single-word="false"/>
      <style:text-properties officeooo:rsid="00174034" officeooo:paragraph-rsid="001980b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87e48" officeooo:paragraph-rsid="001980b5"/>
    </style:style>
    <style:style style:name="P8" style:family="paragraph" style:parent-style-name="Standard">
      <style:paragraph-properties fo:text-align="start" style:justify-single-word="false"/>
      <style:text-properties officeooo:rsid="00187e48" officeooo:paragraph-rsid="001980b5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99f61" officeooo:paragraph-rsid="001980b5"/>
    </style:style>
    <style:style style:name="P10" style:family="paragraph" style:parent-style-name="Standard">
      <style:paragraph-properties fo:text-align="start" style:justify-single-word="false"/>
      <style:text-properties officeooo:rsid="00199f61" officeooo:paragraph-rsid="001980b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d626e" officeooo:paragraph-rsid="001980b5"/>
    </style:style>
    <style:style style:name="P12" style:family="paragraph" style:parent-style-name="Standard">
      <style:paragraph-properties fo:text-align="start" style:justify-single-word="false"/>
      <style:text-properties officeooo:rsid="001d626e" officeooo:paragraph-rsid="001980b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f63e6" officeooo:paragraph-rsid="001980b5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980b5"/>
    </style:style>
    <style:style style:name="P15" style:family="paragraph" style:parent-style-name="Standard">
      <style:paragraph-properties fo:text-align="start" style:justify-single-word="false"/>
      <style:text-properties officeooo:paragraph-rsid="001980b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afbdc" officeooo:paragraph-rsid="001980b5"/>
    </style:style>
    <style:style style:name="P17" style:family="paragraph" style:parent-style-name="Standard">
      <style:paragraph-properties fo:text-align="start" style:justify-single-word="false"/>
      <style:text-properties officeooo:rsid="001afbdc" officeooo:paragraph-rsid="001980b5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b7424" officeooo:paragraph-rsid="001980b5"/>
    </style:style>
    <style:style style:name="P19" style:family="paragraph" style:parent-style-name="Standard">
      <style:paragraph-properties fo:text-align="start" style:justify-single-word="false"/>
      <style:text-properties officeooo:rsid="001b7424" officeooo:paragraph-rsid="001980b5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f63e6"/>
    </style:style>
    <style:style style:name="T5" style:family="text">
      <style:text-properties officeooo:rsid="001c3a9d"/>
    </style:style>
    <style:style style:name="T6" style:family="text">
      <style:text-properties officeooo:rsid="001980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3" style:data-style-name="N0">6.03</text:variable-set>: <text:span text:style-name="T2">Kinetic Energy</text:span></text:p>
      <text:p text:style-name="P4"/>
      <text:list xml:id="list1324574572163587481" text:style-name="L1">
        <text:list-item>
          <text:p text:style-name="P5">A <text:span text:style-name="T6">9</text:span>-kg dog is running at a speed of 11 m/s. <text:s/>What is the dog's kinetic energy?</text:p>
        </text:list-item>
      </text:list>
      <text:p text:style-name="P6"/>
      <text:p text:style-name="P6"/>
      <text:p text:style-name="P6"/>
      <text:p text:style-name="P6"/>
      <text:list xml:id="list222656024314879" text:continue-numbering="true" text:style-name="L1">
        <text:list-item>
          <text:p text:style-name="P7">The Flash is running at a relatively leisurely (for him) speed of <text:s/><text:span text:style-name="T6">3</text:span>500 m/s. <text:span text:style-name="T3">If he has a mass of 95 kg, what is his kinetic energy? </text:span></text:p>
        </text:list-item>
      </text:list>
      <text:p text:style-name="P8"/>
      <text:p text:style-name="P8"/>
      <text:p text:style-name="P8"/>
      <text:p text:style-name="P8"/>
      <text:list xml:id="list222655206562450" text:continue-numbering="true" text:style-name="L1">
        <text:list-item>
          <text:p text:style-name="P9">An Airbus A380 is the largest passenger jet ever built. <text:s/>It can carry over 800 people and has two-story seating throughout the airplane. <text:s/>It can travel at a top speed of 634 mph (283.423 m/s) and has a maximum takeoff mass of 57<text:span text:style-name="T6">0</text:span>000 kg when fully loaded. <text:s/>Assuming a negligible amount of fuel is lost in takeoff and acceleration, calculate the maximum kinetic energy of this plane. </text:p>
        </text:list-item>
      </text:list>
      <text:p text:style-name="P10"/>
      <text:p text:style-name="P10"/>
      <text:p text:style-name="P10"/>
      <text:p text:style-name="P10"/>
      <text:list xml:id="list222654291370871" text:continue-numbering="true" text:style-name="L1">
        <text:list-item>
          <text:p text:style-name="P11">A Meteorite is traveling at 1<text:span text:style-name="T6">1</text:span>000 m/s. <text:s/>If it has a kinetic energy of 6.25 x 10<text:span text:style-name="T1">7</text:span>, what is its speed?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list xml:id="list222656112199953" text:continue-numbering="true" text:style-name="L1">
        <text:list-item>
          <text:p text:style-name="P13"><text:s/>Sofia lifts a 5 kg bowling ball a height of 1 meter. <text:s/>She then exerts a horizontal force of <text:span text:style-name="T6">50</text:span>0 N on the bowling ball for a distance of 2.<text:span text:style-name="T6">25</text:span> meters. <text:s/></text:p>
          <text:list>
            <text:list-item>
              <text:p text:style-name="P14"><text:span text:style-name="T4">If the bowling ball travels the entire length of the lane, how long does it take for Sofia to knock down the pins?</text:span></text:p>
            </text:list-item>
          </text:list>
        </text:list-item>
      </text:list>
      <text:p text:style-name="P15"/>
      <text:p text:style-name="P15"/>
      <text:p text:style-name="P15"/>
      <text:p text:style-name="P15"/>
      <text:list xml:id="list222655230809135" text:continue-numbering="true" text:style-name="L1">
        <text:list-item>
          <text:list>
            <text:list-item>
              <text:p text:style-name="P14"><text:span text:style-name="T4">The pins fall over. <text:s/>If the center of mass of each pin is 0.25 m above the ground, and the energy of the bowling ball is evenly distributed between all the pins, how fast do the pins travel away from their previous places?</text:span>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222655562138378" text:continue-numbering="true" text:style-name="L1">
        <text:list-item>
          <text:p text:style-name="P16"><text:soft-page-break/>A regulation basketball has a mass of 0.625 kg. <text:s/>If it has <text:span text:style-name="T6">4</text:span>5 J of energy, how fast is the basketball traveling?</text:p>
        </text:list-item>
      </text:list>
      <text:p text:style-name="P17"/>
      <text:p text:style-name="P17"/>
      <text:p text:style-name="P17"/>
      <text:p text:style-name="P17"/>
      <text:list xml:id="list222654381897165" text:continue-numbering="true" text:style-name="L1">
        <text:list-item>
          <text:p text:style-name="P18">A stick of dynamite delivers an energy of approximately 1 MJ. <text:s/>If a rock of mass <text:span text:style-name="T6">7</text:span>00 kg absorbs all the energy of the b<text:span text:style-name="T5">l</text:span>ast, how fast would it be going? <text:s/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22654945102964" text:continue-numbering="true" text:style-name="L1">
        <text:list-item>
          <text:p text:style-name="P2">A cement truck is coasting along a frictionless road. <text:s/>As the cement truck travels, a stream of cement is leaking out of the truck. </text:p>
          <text:list>
            <text:list-item>
              <text:p text:style-name="P2"><text:s/>Is the kinetic energy of the cement truck increasing, decreasing, or remaining the same? Explain your answer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2655476787213" text:continue-numbering="true" text:style-name="L1">
        <text:list-item>
          <text:list>
            <text:list-item>
              <text:p text:style-name="P2">Is the kinetic energy of the Cement-Mixer Cement-Stream system increasing, decreasing, or remaining the same? <text:s/>Explain your answer. <text:s/></text:p>
            </text:list-item>
          </text:list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9A828092C4674AA.png" xlink:type="simple" xlink:show="embed" xlink:actuate="onLoad"/></draw:frame> <text:s text:c="20"/>Name:<text:tab/><text:tab/><text:date style:data-style-name="N37" text:date-value="2016-08-04T22:26:54.102984778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102203</meta:creation-date>
    <meta:editing-duration>PT30M33S</meta:editing-duration>
    <meta:editing-cycles>2</meta:editing-cycles>
    <meta:generator>LibreOffice/5.0.6.2$Linux_X86_64 LibreOffice_project/00$Build-2</meta:generator>
    <dc:date>2016-08-04T22:26:54.041495456</dc:date>
    <meta:document-statistic meta:table-count="0" meta:image-count="2" meta:object-count="0" meta:page-count="2" meta:paragraph-count="15" meta:word-count="365" meta:character-count="1958" meta:non-whitespace-character-count="1562"/>
  </office:meta>
</office:document-meta>
</file>